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mage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style:font-name="Calibri" fo:font-size="11pt" style:font-size-asian="11pt" style:font-size-complex="11pt"/>
    </style: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transparent"/>
      <style:text-properties style:font-name="Calibri" fo:font-size="11pt" style:font-name-asian="Arial1" style:font-size-asian="11pt" style:font-name-complex="Arial1" style:font-size-complex="11pt"/>
    </style:style>
    <style:style style:name="ce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ext-properties fo:color="#ff0000" style:font-name="Calibri" fo:font-size="11pt" style:font-size-asian="11pt" style:font-size-complex="11pt"/>
    </style:style>
    <style:style style:name="ce36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fo:color="#a1467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ext-properties fo:color="#bf819e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48" style:family="table-cell" style:parent-style-name="Default">
      <style:text-properties fo:color="#a1467e" style:font-name="Calibri" fo:font-size="11pt" style:font-size-asian="11pt" style:font-size-complex="11pt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2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950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ext-properties fo:color="#bf819e" style:font-name="Calibri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color="#729fcf" style:font-name="Calibri" fo:font-size="11pt" style:font-size-asian="11pt" style:font-name-complex="Arial1" style:font-size-complex="11pt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729fcf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11pt" style:font-size-asian="11pt" style:font-size-complex="11pt"/>
    </style:style>
    <style:style style:name="ce110" style:family="table-cell" style:parent-style-name="Default"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style:text-align-source="fix" style:repeat-content="false" fo:border="0.74pt soli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ce10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6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2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9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22" style:family="table-cell" style:parent-style-name="Default">
      <style:text-properties fo:color="#5983b0" style:font-name="Calibri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83b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6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">
      <style:table-cell-properties style:text-align-source="fix" style:repeat-content="false" fo:border="0.74pt soli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ext-properties style:font-name="Calibri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322" style:family="table-cell" style:parent-style-name="Default" style:data-style-name="N1">
      <style:text-properties style:font-name="Calibri" fo:font-size="11pt" fo:font-weight="bold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9" style:family="table-cell" style:parent-style-name="Default">
      <style:text-properties fo:color="#ff860d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ext-properties fo:color="#808080"/>
    </style:style>
    <style:style style:name="ce74" style:family="table-cell" style:parent-style-name="Default">
      <style:table-cell-properties fo:background-color="transparent"/>
      <style:text-properties fo:color="#808080"/>
    </style:style>
    <style:style style:name="ce6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13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a933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fo:color="#a1467e" fo:font-weight="bold" style:font-weight-asian="bold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2185&quot;;&quot;2322&quot;;&quot;2597&quot;)" table:allow-empty-cell="false" table:display-list="unsorted" table:base-cell-address="'Simple DPS Calc'.E2">
          <table:help-message table:title="Armour Type" table:display="false">
            <text:p>Light</text:p>
            <text:p>Medium</text:p>
            <text:p>Heavy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Simple DPS Calc'.G6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in-list(&quot;0&quot;;&quot;20&quot;;&quot;25&quot;;&quot;30&quot;;&quot;40&quot;;&quot;50&quot;)" table:allow-empty-cell="false" table:display-list="sort-ascending" table:base-cell-address="'Simple DPS Calc'.G7">
          <table:error-message table:message-type="stop" table:display="true"/>
        </table:content-validation>
        <table:content-validation table:name="val4" table:condition="of:cell-content-is-whole-number() and cell-content()&lt;=25" table:allow-empty-cell="true" table:base-cell-address="'Simple DPS Calc'.G17">
          <table:error-message table:message-type="stop" table:title="Vulnerability" table:display="true">
            <text:p>Enter a value between 0 and 25</text:p>
          </table:error-message>
        </table:content-validation>
        <table:content-validation table:name="val5" table:condition="of:cell-content-is-whole-number() and cell-content()&lt;=25" table:allow-empty-cell="true" table:base-cell-address="'Simple DPS Calc'.G12">
          <table:error-message table:message-type="stop" table:title="Sigil of Bloodlust" table:display="true">
            <text:p>Enter a value between 0 and 25</text:p>
          </table:error-message>
        </table:content-validation>
        <table:content-validation table:name="val6" table:condition="of:cell-content-is-whole-number() and cell-content()&lt;=25" table:allow-empty-cell="true" table:base-cell-address="'Simple DPS Calc'.G14">
          <table:error-message table:message-type="stop" table:title="Sigil of Perception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3"/>
        <table:table-column table:style-name="co2" table:number-columns-repeated="13" table:default-cell-style-name="Default"/>
        <table:table-row table:style-name="ro1">
          <table:table-cell table:style-name="ce2" office:value-type="string" calcext:value-type="string">
            <text:p>INSTRUCTIONS</text:p>
          </table:table-cell>
          <table:table-cell table:style-name="ce14" table:number-columns-repeated="2"/>
          <table:table-cell table:style-name="ce106"/>
          <table:table-cell table:number-columns-repeated="10"/>
        </table:table-row>
        <table:table-row table:style-name="ro1">
          <table:table-cell table:style-name="ce2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7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14" table:number-columns-repeated="3"/>
          <table:table-cell table:number-columns-repeated="10"/>
        </table:table-row>
        <table:table-row table:style-name="ro1">
          <table:table-cell table:style-name="ce7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14" table:number-columns-repeated="3"/>
          <table:table-cell table:number-columns-repeated="10"/>
        </table:table-row>
        <table:table-row table:style-name="ro1">
          <table:table-cell table:style-name="ce7"/>
          <table:table-cell table:style-name="ce14" table:number-columns-repeated="3"/>
          <table:table-cell table:number-columns-repeated="8"/>
          <table:table-cell table:style-name="ce106"/>
          <table:table-cell/>
        </table:table-row>
        <table:table-row table:style-name="ro1">
          <table:table-cell table:style-name="ce8" office:value-type="string" calcext:value-type="string">
            <text:p>Disclaimer</text:p>
          </table:table-cell>
          <table:table-cell table:style-name="ce7" office:value-type="string" calcext:value-type="string">
            <text:p>This spreadsheet is not aimed at min-maxers due to its inherent limitations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14" table:number-columns-repeated="2"/>
          <table:table-cell table:style-name="ce34"/>
          <table:table-cell table:number-columns-repeated="10"/>
        </table:table-row>
        <table:table-row table:style-name="ro1">
          <table:table-cell table:style-name="ce9" office:value-type="string" calcext:value-type="string">
            <text:p>A Quick Note</text:p>
          </table:table-cell>
          <table:table-cell table:style-name="ce14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14" office:value-type="string" calcext:value-type="string">
            <text:p><text:span text:style-name="T3">GREY</text:span> values are there for visibility and reference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 office:value-type="string" calcext:value-type="string">
            <text:p>Simple DPS Calc</text:p>
          </table:table-cell>
          <table:table-cell table:style-name="ce14" office:value-type="string" calcext:value-type="string">
            <text:p>Allows the DPS for individual skills to be worked out and can serve as a rudimentary DPS calculator of sorts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4">Replace the </text:span><text:span text:style-name="T5">GREEN</text:span><text:span text:style-name="T2"> values with your own along with the expected amount of Might, Fury and Vulnerability.</text:span>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11"/>
          <table:table-cell table:style-name="ce14" office:value-type="string" calcext:value-type="string">
            <text:p>Suggestions are made for a suitable <text:span text:style-name="T6">Rune</text:span> and <text:span text:style-name="T7">Consumables</text:span>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11"/>
          <table:table-cell table:style-name="ce14" office:value-type="string" calcext:value-type="string">
            <text:p>The <text:span text:style-name="T8">Base Crit</text:span> value shows the expected damage before the <text:span text:style-name="T6">Rune</text:span> modifiers are applied.</text:p>
          </table:table-cell>
          <table:table-cell table:style-name="ce14" table:number-columns-repeated="2"/>
          <table:table-cell table:number-columns-repeated="10"/>
        </table:table-row>
        <table:table-row table:style-name="ro1" table:number-rows-repeated="18">
          <table:table-cell table:style-name="ce12"/>
          <table:table-cell table:style-name="ce14" table:number-columns-repeated="3"/>
          <table:table-cell table:style-name="ce36" table:number-columns-repeated="10"/>
        </table:table-row>
        <table:table-row table:style-name="ro1" table:number-rows-repeated="2">
          <table:table-cell table:style-name="ce14"/>
          <table:table-cell table:style-name="ce12"/>
          <table:table-cell table:style-name="ce14" table:number-columns-repeated="2"/>
          <table:table-cell table:style-name="ce36" table:number-columns-repeated="10"/>
        </table:table-row>
        <table:table-row table:style-name="ro1">
          <table:table-cell table:style-name="ce12"/>
          <table:table-cell table:style-name="ce14" table:number-columns-repeated="3"/>
          <table:table-cell table:style-name="ce36" table:number-columns-repeated="10"/>
        </table:table-row>
        <table:table-row table:style-name="ro1" table:number-rows-repeated="2">
          <table:table-cell table:style-name="ce14"/>
          <table:table-cell table:style-name="ce12"/>
          <table:table-cell table:style-name="ce14" table:number-columns-repeated="2"/>
          <table:table-cell table:style-name="ce36" table:number-columns-repeated="10"/>
        </table:table-row>
        <table:table-row table:style-name="ro1" table:number-rows-repeated="2">
          <table:table-cell table:style-name="ce12"/>
          <table:table-cell table:style-name="ce14" table:number-columns-repeated="3"/>
          <table:table-cell table:style-name="ce36"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style-name="ce36" table:number-columns-repeated="10"/>
        </table:table-row>
        <table:table-row table:style-name="ro1" table:number-rows-repeated="3">
          <table:table-cell table:style-name="ce12"/>
          <table:table-cell table:style-name="ce14" table:number-columns-repeated="3"/>
          <table:table-cell table:style-name="ce36" table:number-columns-repeated="10"/>
        </table:table-row>
        <table:table-row table:style-name="ro1">
          <table:table-cell table:style-name="ce12"/>
          <table:table-cell table:style-name="ce22"/>
          <table:table-cell table:style-name="ce14" table:number-columns-repeated="2"/>
          <table:table-cell table:number-columns-repeated="10"/>
        </table:table-row>
        <table:table-row table:style-name="ro1" table:number-rows-repeated="9">
          <table:table-cell table:style-name="ce12"/>
          <table:table-cell table:style-name="ce14" table:number-columns-repeated="3"/>
          <table:table-cell table:number-columns-repeated="10"/>
        </table:table-row>
        <table:table-row table:style-name="ro1" table:number-rows-repeated="6">
          <table:table-cell table:style-name="ce17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 table:number-rows-repeated="3">
          <table:table-cell table:style-name="ce19"/>
          <table:table-cell table:style-name="ce24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9"/>
          <table:table-cell table:style-name="ce30"/>
          <table:table-cell table:style-name="ce19"/>
          <table:table-cell/>
          <table:table-cell table:style-name="ce24"/>
          <table:table-cell/>
          <table:table-cell table:style-name="ce10" table:number-columns-repeated="7"/>
          <table:table-cell/>
        </table:table-row>
        <table:table-row table:style-name="ro1">
          <table:table-cell table:style-name="ce19"/>
          <table:table-cell table:style-name="ce24"/>
          <table:table-cell table:style-name="ce19"/>
          <table:table-cell table:number-columns-repeated="3"/>
          <table:table-cell table:style-name="ce10" table:number-columns-repeated="7"/>
          <table:table-cell/>
        </table:table-row>
        <table:table-row table:style-name="ro2">
          <table:table-cell table:style-name="ce19"/>
          <table:table-cell table:style-name="ce24"/>
          <table:table-cell table:style-name="ce19"/>
          <table:table-cell/>
          <table:table-cell table:style-name="ce24"/>
          <table:table-cell table:style-name="ce19"/>
          <table:table-cell table:style-name="ce42"/>
          <table:table-cell table:style-name="ce10" table:number-columns-repeated="6"/>
          <table:table-cell/>
        </table:table-row>
        <table:table-row table:style-name="ro1">
          <table:table-cell table:style-name="ce19"/>
          <table:table-cell table:style-name="ce3"/>
          <table:table-cell table:number-columns-repeated="2"/>
          <table:table-cell table:style-name="ce10" table:number-columns-repeated="9"/>
          <table:table-cell/>
        </table:table-row>
        <table:table-row table:style-name="ro1" table:number-rows-repeated="6">
          <table:table-cell table:style-name="ce19"/>
          <table:table-cell table:style-name="ce17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9"/>
          <table:table-cell table:style-name="ce24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7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 table:number-rows-repeated="2">
          <table:table-cell table:style-name="ce20"/>
          <table:table-cell table:style-name="ce25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20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20"/>
          <table:table-cell table:style-name="ce25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 table:number-rows-repeated="2">
          <table:table-cell table:style-name="ce17"/>
          <table:table-cell table:style-name="ce25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7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number-columns-repeated="10"/>
        </table:table-row>
        <table:table-row table:style-name="ro1" table:number-rows-repeated="3">
          <table:table-cell table:style-name="ce12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number-columns-repeated="10"/>
        </table:table-row>
        <table:table-row table:style-name="ro1" table:number-rows-repeated="2">
          <table:table-cell table:style-name="ce12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number-columns-repeated="10"/>
        </table:table-row>
        <table:table-row table:style-name="ro1" table:number-rows-repeated="3">
          <table:table-cell table:style-name="ce12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number-columns-repeated="10"/>
        </table:table-row>
        <table:table-row table:style-name="ro1" table:number-rows-repeated="5">
          <table:table-cell table:style-name="ce12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2"/>
          <table:table-cell table:number-columns-repeated="2"/>
          <table:table-cell table:style-name="ce14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mple DPS Calc" table:style-name="ta2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ce14"/>
        <table:table-column table:style-name="co5" table:number-columns-repeated="2" table:default-cell-style-name="Default"/>
        <table:table-column table:style-name="co2" table:number-columns-repeated="16373" table:default-cell-style-name="Default"/>
        <table:table-row table:style-name="ro1">
          <table:table-cell table:style-name="ce39" office:value-type="string" calcext:value-type="string">
            <text:p>Base Power (No Runes)</text:p>
          </table:table-cell>
          <table:table-cell table:style-name="ce58" office:value-type="string" calcext:value-type="string">
            <text:p>Weapon</text:p>
          </table:table-cell>
          <table:table-cell table:style-name="ce92" office:value-type="string" calcext:value-type="string">
            <text:p>Skill Coeff</text:p>
          </table:table-cell>
          <table:table-cell table:style-name="ce58" office:value-type="string" calcext:value-type="string">
            <text:p>vs Armor</text:p>
          </table:table-cell>
          <table:table-cell table:style-name="ce58" office:value-type="string" calcext:value-type="string">
            <text:p>Crit Chance</text:p>
          </table:table-cell>
          <table:table-cell table:style-name="ce58" office:value-type="string" calcext:value-type="string">
            <text:p>Crit Dmg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Base Crit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 table:style-name="ce40" office:value-type="float" office:value="2382" calcext:value-type="float">
            <text:p>2382</text:p>
          </table:table-cell>
          <table:table-cell table:style-name="ce59" office:value-type="float" office:value="968.5" calcext:value-type="float">
            <text:p>968.5</text:p>
          </table:table-cell>
          <table:table-cell table:style-name="ce40" office:value-type="float" office:value="0.8" calcext:value-type="float">
            <text:p>0.8</text:p>
          </table:table-cell>
          <table:table-cell table:style-name="ce98" table:content-validation-name="val1" office:value-type="float" office:value="2185" calcext:value-type="float">
            <text:p>2185</text:p>
          </table:table-cell>
          <table:table-cell table:style-name="ce40" office:value-type="float" office:value="61.43" calcext:value-type="float">
            <text:p>61.43</text:p>
          </table:table-cell>
          <table:table-cell table:style-name="ce40" office:value-type="float" office:value="214" calcext:value-type="float">
            <text:p>214</text:p>
          </table:table-cell>
          <table:table-cell table:style-name="ce119" table:formula="of:=(([.A2]+([.H10]*30))*[.B2]*[.C2])/[.D2]*(1+([.H14]/100))" office:value-type="float" office:value="844.656109839817" calcext:value-type="float">
            <text:p>845</text:p>
          </table:table-cell>
          <table:table-cell table:style-name="ce119" table:formula="of:=((([.A2]+([.H10]*30))*[.B2]*[.C2])+((([.A2]+([.H10]*30))*[.B2]*[.C2])*(1+(((IF([.E2]+[.H11]&lt;100;[.E2]+[.H11];100)))/100)*(([.F2]/100)-1))))/[.D2]*(1+([.H14]/100))" office:value-type="float" office:value="2280.82658271268" calcext:value-type="float">
            <text:p>2281</text:p>
          </table:table-cell>
          <table:table-cell/>
          <table:table-cell table:style-name="ce14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30" office:value-type="string" calcext:value-type="string">
            <text:p>(The Coefficient of 0.8 is averaged from all Greatsword auto-attacks)</text:p>
          </table:table-cell>
          <table:table-cell table:style-name="ce14" table:number-columns-repeated="3"/>
          <table:table-cell table:style-name="ce120"/>
          <table:table-cell table:style-name="ce128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43" office:value-type="string" calcext:value-type="string">
            <text:p>Rune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Crit Dmg</text:p>
          </table:table-cell>
          <table:table-cell/>
          <table:table-cell table:style-name="ce140" office:value-type="string" calcext:value-type="string">
            <text:p>Auto-Attack DPS *</text:p>
          </table:table-cell>
          <table:table-cell table:style-name="ce14"/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style-name="ce44" table:formula="of:=IF(COUNTIF([.H33:.H42];[.I33])=1;INDEX([.A33:.H42];MATCH([.I33];[.H33:.H42]);1);&quot;&quot;)" office:value-type="string" office:string-value="Infiltration" calcext:value-type="string">
            <text:p>Infiltration</text:p>
          </table:table-cell>
          <table:table-cell table:style-name="ce97" table:formula="of:=VLOOKUP([.A6];[.A33:.H42];7)" office:value-type="float" office:value="906.711029748284" calcext:value-type="float">
            <text:p>907</text:p>
          </table:table-cell>
          <table:table-cell table:style-name="ce97" table:formula="of:=VLOOKUP([.A6];[.A33:.H42];8)" office:value-type="float" office:value="3213.28207873229" calcext:value-type="float">
            <text:p>3213</text:p>
          </table:table-cell>
          <table:table-cell/>
          <table:table-cell table:style-name="ce141" table:formula="of:=[.C6]*6.5" office:value-type="float" office:value="20886.3335117599" calcext:value-type="float">
            <text:p>20886</text:p>
          </table:table-cell>
          <table:table-cell table:style-name="ce14"/>
          <table:table-cell table:number-columns-repeated="3"/>
          <table:table-cell table:style-name="ce14"/>
          <table:table-cell table:style-name="ce104"/>
          <table:table-cell table:style-name="ce193" table:content-validation-name="val2"/>
          <table:table-cell table:number-columns-repeated="16372"/>
        </table:table-row>
        <table:table-row table:style-name="ro1">
          <table:table-cell table:style-name="ce48"/>
          <table:table-cell table:style-name="ce14" table:number-columns-repeated="3"/>
          <table:table-cell table:style-name="ce142" office:value-type="string" calcext:value-type="string">
            <text:p>* (Estimated)</text:p>
          </table:table-cell>
          <table:table-cell table:number-columns-repeated="4"/>
          <table:table-cell table:style-name="ce58"/>
          <table:table-cell table:style-name="ce80"/>
          <table:table-cell table:style-name="ce33" table:content-validation-name="val3"/>
          <table:table-cell table:number-columns-repeated="16372"/>
        </table:table-row>
        <table:table-row table:style-name="ro1">
          <table:table-cell table:style-name="ce14"/>
          <table:table-cell table:style-name="ce79"/>
          <table:table-cell table:style-name="ce14" table:number-columns-repeated="3"/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style-name="ce39" office:value-type="string" calcext:value-type="string">
            <text:p>Enhancement</text:p>
          </table:table-cell>
          <table:table-cell table:style-name="ce82" table:formula="of:=IF(COUNTIF([.J48:.J52];[.K47])=1;INDEX([.A48:.J52];MATCH([.K47];[.J48:.J52]);1);INDEX([.A48:.J52];1;1))" office:value-type="string" office:string-value="Potent Superior Sharpening Stone" calcext:value-type="string">
            <text:p>Potent Superior Sharpening Stone</text:p>
          </table:table-cell>
          <table:table-cell table:style-name="ce14" table:number-columns-repeated="3"/>
          <table:table-cell table:style-name="ce117" office:value-type="string" calcext:value-type="string">
            <text:p>Modifiers</text:p>
          </table:table-cell>
          <table:table-cell table:style-name="ce122" office:value-type="string" calcext:value-type="string">
            <text:p>Boons</text:p>
          </table:table-cell>
          <table:table-cell table:style-name="ce131" office:value-type="string" calcext:value-type="string">
            <text:p>Stacks</text:p>
          </table:table-cell>
          <table:table-cell/>
          <table:table-cell table:style-name="ce149"/>
          <table:table-cell table:number-columns-repeated="16374"/>
        </table:table-row>
        <table:table-row table:style-name="ro1">
          <table:table-cell table:style-name="ce39" office:value-type="string" calcext:value-type="string">
            <text:p>Nourishment</text:p>
          </table:table-cell>
          <table:table-cell table:style-name="ce82" table:formula="of:=IF(COUNTIF([.J62:.J64];[.K56])=1;INDEX([.A62:.J64];MATCH([.K56];[.J62:.J64]);1);INDEX([.A62:.J64];1;1))" office:value-type="string" office:string-value="Plate of Truffle Steak" calcext:value-type="string">
            <text:p>Plate of Truffle Steak</text:p>
          </table:table-cell>
          <table:table-cell table:style-name="ce14" table:number-columns-repeated="4"/>
          <table:table-cell table:style-name="ce123" office:value-type="string" calcext:value-type="string">
            <text:p>Might</text:p>
          </table:table-cell>
          <table:table-cell table:style-name="ce166" table:content-validation-name="val2" office:value-type="float" office:value="0" calcext:value-type="float">
            <text:p>0</text:p>
          </table:table-cell>
          <table:table-cell/>
          <table:table-cell table:style-name="ce58"/>
          <table:table-cell table:style-name="ce80" table:number-columns-repeated="2"/>
          <table:table-cell table:number-columns-repeated="16372"/>
        </table:table-row>
        <table:table-row table:style-name="ro1">
          <table:table-cell table:style-name="ce14" table:number-columns-repeated="6"/>
          <table:table-cell table:style-name="ce124" office:value-type="string" calcext:value-type="string">
            <text:p>Fury %</text:p>
          </table:table-cell>
          <table:table-cell table:style-name="ce133" table:content-validation-name="val3" office:value-type="float" office:value="0" calcext:value-type="float">
            <text:p>0</text:p>
          </table:table-cell>
          <table:table-cell/>
          <table:table-cell table:style-name="ce58"/>
          <table:table-cell table:style-name="ce99"/>
          <table:table-cell table:style-name="ce116"/>
          <table:table-cell table:number-columns-repeated="16372"/>
        </table:table-row>
        <table:table-row table:style-name="ro1">
          <table:table-cell table:style-name="ce14" table:number-columns-repeated="7"/>
          <table:table-cell table:style-name="ce120"/>
          <table:table-cell/>
          <table:table-cell table:style-name="ce58"/>
          <table:table-cell table:style-name="ce115"/>
          <table:table-cell table:style-name="ce193" table:content-validation-name="val5"/>
          <table:table-cell table:number-columns-repeated="16372"/>
        </table:table-row>
        <table:table-row table:style-name="ro1">
          <table:table-cell table:style-name="ce14" table:number-columns-repeated="6"/>
          <table:table-cell table:style-name="ce125" office:value-type="string" calcext:value-type="string">
            <text:p>Conditions</text:p>
          </table:table-cell>
          <table:table-cell table:style-name="ce134" office:value-type="string" calcext:value-type="string">
            <text:p>Stacks</text:p>
          </table:table-cell>
          <table:table-cell/>
          <table:table-cell table:style-name="ce58"/>
          <table:table-cell table:style-name="ce104"/>
          <table:table-cell table:style-name="ce193" table:content-validation-name="val2"/>
          <table:table-cell table:number-columns-repeated="16372"/>
        </table:table-row>
        <table:table-row table:style-name="ro1">
          <table:table-cell table:style-name="ce14" table:number-columns-repeated="6"/>
          <table:table-cell table:style-name="ce123" office:value-type="string" calcext:value-type="string">
            <text:p>Vulnerability</text:p>
          </table:table-cell>
          <table:table-cell table:style-name="ce166" table:content-validation-name="val4" office:value-type="float" office:value="0" calcext:value-type="float">
            <text:p>0</text:p>
          </table:table-cell>
          <table:table-cell/>
          <table:table-cell table:style-name="ce58"/>
          <table:table-cell table:style-name="ce104"/>
          <table:table-cell table:style-name="ce193" table:content-validation-name="val6"/>
          <table:table-cell table:number-columns-repeated="16372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58"/>
          <table:table-cell table:style-name="ce60"/>
          <table:table-cell table:style-name="ce105"/>
          <table:table-cell table:number-columns-repeated="16372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58"/>
          <table:table-cell table:style-name="ce81"/>
          <table:table-cell table:style-name="ce116"/>
          <table:table-cell table:number-columns-repeated="16372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58"/>
          <table:table-cell table:style-name="ce104"/>
          <table:table-cell table:style-name="ce193" table:content-validation-name="val4"/>
          <table:table-cell table:number-columns-repeated="241"/>
          <table:table-cell table:style-name="ce15" table:number-columns-repeated="16131"/>
        </table:table-row>
        <table:table-row table:style-name="ro1" table:number-rows-repeated="6">
          <table:table-cell table:style-name="ce14" table:number-columns-repeated="6"/>
          <table:table-cell table:style-name="ce120" table:number-columns-repeated="2"/>
          <table:table-cell/>
          <table:table-cell table:style-name="ce14"/>
          <table:table-cell table:number-columns-repeated="243"/>
          <table:table-cell table:style-name="ce15" table:number-columns-repeated="16131"/>
        </table:table-row>
        <table:table-row table:style-name="ro1" table:number-rows-repeated="6">
          <table:table-cell table:style-name="ce14" table:number-columns-repeated="6"/>
          <table:table-cell table:style-name="ce120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14" table:number-columns-repeated="5"/>
          <table:table-cell table:style-name="ce120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52" office:value-type="string" calcext:value-type="string">
            <text:p>Rune</text:p>
          </table:table-cell>
          <table:table-cell table:style-name="ce84" office:value-type="string" calcext:value-type="string">
            <text:p>Power</text:p>
          </table:table-cell>
          <table:table-cell table:style-name="ce84" office:value-type="string" calcext:value-type="string">
            <text:p>Precision</text:p>
          </table:table-cell>
          <table:table-cell table:style-name="ce84" office:value-type="string" calcext:value-type="string">
            <text:p>Ferocity</text:p>
          </table:table-cell>
          <table:table-cell table:style-name="ce100" office:value-type="string" calcext:value-type="string">
            <text:p>Crit Chance</text:p>
          </table:table-cell>
          <table:table-cell table:style-name="ce100" office:value-type="string" calcext:value-type="string">
            <text:p>Crit Dmg</text:p>
          </table:table-cell>
          <table:table-cell table:style-name="ce100" office:value-type="string" calcext:value-type="string">
            <text:p>PvE Base</text:p>
          </table:table-cell>
          <table:table-cell table:style-name="ce100" office:value-type="string" calcext:value-type="string">
            <text:p>PvE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49"/>
          <table:table-cell table:style-name="ce15" table:number-columns-repeated="242"/>
          <table:table-cell table:number-columns-repeated="16131"/>
        </table:table-row>
        <table:table-row table:style-name="ro1">
          <table:table-cell table:style-name="ce53" office:value-type="string" calcext:value-type="string">
            <text:p>Chronomancer</text:p>
          </table:table-cell>
          <table:table-cell table:style-name="ce86" office:value-type="float" office:value="175" calcext:value-type="float">
            <text:p>175</text:p>
          </table:table-cell>
          <table:table-cell table:style-name="ce86" office:value-type="float" office:value="100" calcext:value-type="float">
            <text:p>100</text:p>
          </table:table-cell>
          <table:table-cell table:style-name="ce86"/>
          <table:table-cell table:style-name="ce109" table:formula="of:=([.C33]/21)" office:value-type="float" office:value="4.76190476190476" calcext:value-type="float">
            <text:p>4.76</text:p>
          </table:table-cell>
          <table:table-cell table:style-name="ce118"/>
          <table:table-cell table:style-name="ce126" table:formula="of:=(([.$A$2]+[.$B33]+([.$H$10]*30))*[.B$2]*[.C$2])/[.D$2]*(1+([.$H$14]/100))" office:value-type="float" office:value="906.711029748284" calcext:value-type="float">
            <text:p>907</text:p>
          </table:table-cell>
          <table:table-cell table:style-name="ce126" table:formula="of:=((([.$A$2]+[.$B33]+([.$H$10]*30))*[.B$2]*[.C$2])+((([.$A$2]+[.$B33]+([.$H$10]*30))*[.B$2]*[.C$2])*(1+(((IF([.E$2]+[.E33]+[.H$11]&lt;100;[.E$2]+[.E33]+[.H$11];100)))/100)*((1+([.F$2]+[.F33])/100)-1))))/[.D$2]*(1+([.$H$14]/100))" office:value-type="float" office:value="3097.78436422864" calcext:value-type="float">
            <text:p>3098</text:p>
          </table:table-cell>
          <table:table-cell table:style-name="ce139" table:formula="of:=MAX([.H33:.H42])" office:value-type="float" office:value="3213.28207873229" calcext:value-type="float">
            <text:p>3213</text:p>
          </table:table-cell>
          <table:table-cell table:style-name="ce151" table:formula="of:=COUNTIF([.H33:.H42];[.I33])" office:value-type="float" office:value="1" calcext:value-type="float">
            <text:p>1</text:p>
          </table:table-cell>
          <table:table-cell table:style-name="ce68"/>
          <table:table-cell table:style-name="ce74"/>
          <table:table-cell table:style-name="ce15" table:number-columns-repeated="241"/>
          <table:table-cell table:number-columns-repeated="16131"/>
        </table:table-row>
        <table:table-row table:style-name="ro1">
          <table:table-cell table:style-name="ce57" office:value-type="string" calcext:value-type="string">
            <text:p>Deadeye</text:p>
          </table:table-cell>
          <table:table-cell table:style-name="ce87" office:value-type="float" office:value="175" calcext:value-type="float">
            <text:p>175</text:p>
          </table:table-cell>
          <table:table-cell table:style-name="ce95" office:value-type="float" office:value="125" calcext:value-type="float">
            <text:p>125</text:p>
          </table:table-cell>
          <table:table-cell table:style-name="ce95" office:value-type="float" office:value="100" calcext:value-type="float">
            <text:p>100</text:p>
          </table:table-cell>
          <table:table-cell table:style-name="ce109" table:formula="of:=([.C34]/21)" office:value-type="float" office:value="5.95238095238095" calcext:value-type="float">
            <text:p>5.95</text:p>
          </table:table-cell>
          <table:table-cell table:style-name="ce118" table:formula="of:=([.D34]/15)" office:value-type="float" office:value="6.66666666666667" calcext:value-type="float">
            <text:p>7</text:p>
          </table:table-cell>
          <table:table-cell table:style-name="ce126" table:formula="of:=(([.$A$2]+[.$B34]+([.$H$10]*30))*[.B$2]*[.C$2])/[.D$2]*(1+([.$H$14]/100))" office:value-type="float" office:value="906.711029748284" calcext:value-type="float">
            <text:p>907</text:p>
          </table:table-cell>
          <table:table-cell table:style-name="ce126" table:formula="of:=((([.$A$2]+[.$B34]+([.$H$10]*30))*[.B$2]*[.C$2])+((([.$A$2]+[.$B34]+([.$H$10]*30))*[.B$2]*[.C$2])*(1+(((IF([.E$2]+[.E34]+[.H$11]&lt;100;[.E$2]+[.E34]+[.H$11];100)))/100)*((1+([.F$2]+[.F34])/100)-1))))/[.D$2]*(1+([.$H$14]/100))" office:value-type="float" office:value="3161.61480580952" calcext:value-type="float">
            <text:p>3162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  <table:table-cell table:number-columns-repeated="16131"/>
        </table:table-row>
        <table:table-row table:style-name="ro1">
          <table:table-cell table:style-name="ce57" office:value-type="string" calcext:value-type="string">
            <text:p>Dragonhunter</text:p>
          </table:table-cell>
          <table:table-cell table:style-name="ce87" office:value-type="float" office:value="100" calcext:value-type="float">
            <text:p>100</text:p>
          </table:table-cell>
          <table:table-cell table:style-name="ce87"/>
          <table:table-cell table:style-name="ce87" table:formula="of:=125+100+50+25" office:value-type="float" office:value="300" calcext:value-type="float">
            <text:p>300</text:p>
          </table:table-cell>
          <table:table-cell table:style-name="ce109"/>
          <table:table-cell table:style-name="ce118" table:formula="of:=([.D35]/15)" office:value-type="float" office:value="20" calcext:value-type="float">
            <text:p>20</text:p>
          </table:table-cell>
          <table:table-cell table:style-name="ce126" table:formula="of:=(([.$A$2]+[.$B35]+([.$H$10]*30))*[.B$2]*[.C$2])/[.D$2]*(1+([.$H$14]/100))" office:value-type="float" office:value="880.116064073227" calcext:value-type="float">
            <text:p>880</text:p>
          </table:table-cell>
          <table:table-cell table:style-name="ce126" table:formula="of:=((([.$A$2]+[.$B35]+([.$H$10]*30))*[.B$2]*[.C$2])+((([.$A$2]+[.$B35]+([.$H$10]*30))*[.B$2]*[.C$2])*(1+(((IF([.E$2]+[.E35]+[.H$11]&lt;100;[.E$2]+[.E35]+[.H$11];100)))/100)*((1+([.F$2]+[.F35])/100)-1))))/[.D$2]*(1+([.$H$14]/100))" office:value-type="float" office:value="3025.36552584128" calcext:value-type="float">
            <text:p>3025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  <table:table-cell table:number-columns-repeated="16131"/>
        </table:table-row>
        <table:table-row table:style-name="ro1">
          <table:table-cell table:style-name="ce53" office:value-type="string" calcext:value-type="string">
            <text:p>Eagle</text:p>
          </table:table-cell>
          <table:table-cell table:style-name="ce86"/>
          <table:table-cell table:style-name="ce86" table:formula="of:=100+50+25" office:value-type="float" office:value="175" calcext:value-type="float">
            <text:p>175</text:p>
          </table:table-cell>
          <table:table-cell table:style-name="ce86" table:formula="of:=125+65+35" office:value-type="float" office:value="225" calcext:value-type="float">
            <text:p>225</text:p>
          </table:table-cell>
          <table:table-cell table:style-name="ce109" table:formula="of:=([.C36]/21)" office:value-type="float" office:value="8.33333333333333" calcext:value-type="float">
            <text:p>8.33</text:p>
          </table:table-cell>
          <table:table-cell table:style-name="ce118" table:formula="of:=([.D36]/15)" office:value-type="float" office:value="15" calcext:value-type="float">
            <text:p>15</text:p>
          </table:table-cell>
          <table:table-cell table:style-name="ce126" table:formula="of:=(([.$A$2]+[.$B36]+([.$H$10]*30))*[.B$2]*[.C$2])/[.D$2]*(1+([.$H$14]/100))" office:value-type="float" office:value="844.656109839817" calcext:value-type="float">
            <text:p>845</text:p>
          </table:table-cell>
          <table:table-cell table:style-name="ce126" table:formula="of:=((([.$A$2]+[.$B36]+([.$H$10]*30))*[.B$2]*[.C$2])+((([.$A$2]+[.$B36]+([.$H$10]*30))*[.B$2]*[.C$2])*(1+(((IF([.E$2]+[.E36]+[.H$11]&lt;100;[.E$2]+[.E36]+[.H$11];100)))/100)*((1+([.F$2]+[.F36])/100)-1))))/[.D$2]*(1+([.$H$14]/100))" office:value-type="float" office:value="3038.71820918957" calcext:value-type="float">
            <text:p>3039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  <table:table-cell table:number-columns-repeated="16131"/>
        </table:table-row>
        <table:table-row table:style-name="ro1">
          <table:table-cell table:style-name="ce53" office:value-type="string" calcext:value-type="string">
            <text:p>Golemancer</text:p>
          </table:table-cell>
          <table:table-cell table:style-name="ce86"/>
          <table:table-cell table:style-name="ce86" table:formula="of:=65+35" office:value-type="float" office:value="100" calcext:value-type="float">
            <text:p>100</text:p>
          </table:table-cell>
          <table:table-cell table:style-name="ce86" table:formula="of:=125+100+50+25" office:value-type="float" office:value="300" calcext:value-type="float">
            <text:p>300</text:p>
          </table:table-cell>
          <table:table-cell table:style-name="ce109" table:formula="of:=([.C37]/21)" office:value-type="float" office:value="4.76190476190476" calcext:value-type="float">
            <text:p>4.76</text:p>
          </table:table-cell>
          <table:table-cell table:style-name="ce118" table:formula="of:=([.D37]/15)" office:value-type="float" office:value="20" calcext:value-type="float">
            <text:p>20</text:p>
          </table:table-cell>
          <table:table-cell table:style-name="ce126" table:formula="of:=(([.$A$2]+[.$B37]+([.$H$10]*30))*[.B$2]*[.C$2])/[.D$2]*(1+([.$H$14]/100))" office:value-type="float" office:value="844.656109839817" calcext:value-type="float">
            <text:p>845</text:p>
          </table:table-cell>
          <table:table-cell table:style-name="ce126" table:formula="of:=((([.$A$2]+[.$B37]+([.$H$10]*30))*[.B$2]*[.C$2])+((([.$A$2]+[.$B37]+([.$H$10]*30))*[.B$2]*[.C$2])*(1+(((IF([.E$2]+[.E37]+[.H$11]&lt;100;[.E$2]+[.E37]+[.H$11];100)))/100)*((1+([.F$2]+[.F37])/100)-1))))/[.D$2]*(1+([.$H$14]/100))" office:value-type="float" office:value="2997.59210431006" calcext:value-type="float">
            <text:p>2998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  <table:table-cell table:number-columns-repeated="16131"/>
        </table:table-row>
        <table:table-row table:style-name="ro1">
          <table:table-cell table:style-name="ce57" office:value-type="string" calcext:value-type="string">
            <text:p>Infiltration</text:p>
          </table:table-cell>
          <table:table-cell table:style-name="ce87" office:value-type="float" office:value="175" calcext:value-type="float">
            <text:p>175</text:p>
          </table:table-cell>
          <table:table-cell table:style-name="ce96" table:formula="of:=125+65+35" office:value-type="float" office:value="225" calcext:value-type="float">
            <text:p>225</text:p>
          </table:table-cell>
          <table:table-cell table:style-name="ce84"/>
          <table:table-cell table:style-name="ce109" table:formula="of:=([.C38]/21)" office:value-type="float" office:value="10.7142857142857" calcext:value-type="float">
            <text:p>10.71</text:p>
          </table:table-cell>
          <table:table-cell table:style-name="ce118"/>
          <table:table-cell table:style-name="ce126" table:formula="of:=(([.$A$2]+[.$B38]+([.$H$10]*30))*[.B$2]*[.C$2])/[.D$2]*(1+([.$H$14]/100))" office:value-type="float" office:value="906.711029748284" calcext:value-type="float">
            <text:p>907</text:p>
          </table:table-cell>
          <table:table-cell table:style-name="ce126" table:formula="of:=((([.$A$2]+[.$B38]+([.$H$10]*30))*[.B$2]*[.C$2])+((([.$A$2]+[.$B38]+([.$H$10]*30))*[.B$2]*[.C$2])*(1+(((IF([.E$2]+[.E38]+[.H$11]&lt;100;[.E$2]+[.E38]+[.H$11];100)))/100)*((1+([.F$2]+[.F38])/100)-1))))/[.D$2]*(1+([.$H$14]/100))" office:value-type="float" office:value="3213.28207873229" calcext:value-type="float">
            <text:p>3213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  <table:table-cell table:number-columns-repeated="16131"/>
        </table:table-row>
        <table:table-row table:style-name="ro1">
          <table:table-cell table:style-name="ce57" office:value-type="string" calcext:value-type="string">
            <text:p>Privateer</text:p>
          </table:table-cell>
          <table:table-cell table:style-name="ce87" office:value-type="float" office:value="175" calcext:value-type="float">
            <text:p>175</text:p>
          </table:table-cell>
          <table:table-cell table:style-name="ce87" office:value-type="float" office:value="125" calcext:value-type="float">
            <text:p>125</text:p>
          </table:table-cell>
          <table:table-cell table:style-name="ce87"/>
          <table:table-cell table:style-name="ce109" table:formula="of:=([.C39]/21)" office:value-type="float" office:value="5.95238095238095" calcext:value-type="float">
            <text:p>5.95</text:p>
          </table:table-cell>
          <table:table-cell table:style-name="ce87"/>
          <table:table-cell table:style-name="ce126" table:formula="of:=(([.$A$2]+[.$B39]+([.$H$10]*30))*[.B$2]*[.C$2])/[.D$2]*(1+([.$H$14]/100))" office:value-type="float" office:value="906.711029748284" calcext:value-type="float">
            <text:p>907</text:p>
          </table:table-cell>
          <table:table-cell table:style-name="ce126" table:formula="of:=((([.$A$2]+[.$B39]+([.$H$10]*30))*[.B$2]*[.C$2])+((([.$A$2]+[.$B39]+([.$H$10]*30))*[.B$2]*[.C$2])*(1+(((IF([.E$2]+[.E39]+[.H$11]&lt;100;[.E$2]+[.E39]+[.H$11];100)))/100)*((1+([.F$2]+[.F39])/100)-1))))/[.D$2]*(1+([.$H$14]/100))" office:value-type="float" office:value="3120.88390712937" calcext:value-type="float">
            <text:p>3121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76"/>
          <table:table-cell table:style-name="ce13" table:number-columns-repeated="2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  <table:table-cell table:number-columns-repeated="16131"/>
        </table:table-row>
        <table:table-row table:style-name="ro1">
          <table:table-cell table:style-name="ce53" office:value-type="string" calcext:value-type="string">
            <text:p>Ranger</text:p>
          </table:table-cell>
          <table:table-cell table:style-name="ce86"/>
          <table:table-cell table:style-name="ce86" table:formula="of:=125+50+25" office:value-type="float" office:value="200" calcext:value-type="float">
            <text:p>200</text:p>
          </table:table-cell>
          <table:table-cell table:style-name="ce86" table:formula="of:=65+35" office:value-type="float" office:value="100" calcext:value-type="float">
            <text:p>100</text:p>
          </table:table-cell>
          <table:table-cell table:style-name="ce109" table:formula="of:=([.C40]/21)" office:value-type="float" office:value="9.52380952380952" calcext:value-type="float">
            <text:p>9.52</text:p>
          </table:table-cell>
          <table:table-cell table:style-name="ce118" table:formula="of:=([.D40]/15)" office:value-type="float" office:value="6.66666666666667" calcext:value-type="float">
            <text:p>7</text:p>
          </table:table-cell>
          <table:table-cell table:style-name="ce126" table:formula="of:=(([.$A$2]+[.$B40]+([.$H$10]*30))*[.B$2]*[.C$2])/[.D$2]*(1+([.$H$14]/100))" office:value-type="float" office:value="844.656109839817" calcext:value-type="float">
            <text:p>845</text:p>
          </table:table-cell>
          <table:table-cell table:style-name="ce126" table:formula="of:=((([.$A$2]+[.$B40]+([.$H$10]*30))*[.B$2]*[.C$2])+((([.$A$2]+[.$B40]+([.$H$10]*30))*[.B$2]*[.C$2])*(1+(((IF([.E$2]+[.E40]+[.H$11]&lt;100;[.E$2]+[.E40]+[.H$11];100)))/100)*((1+([.F$2]+[.F40])/100)-1))))/[.D$2]*(1+([.$H$14]/100))" office:value-type="float" office:value="3011.80216967033" calcext:value-type="float">
            <text:p>3012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  <table:table-cell table:number-columns-repeated="16131"/>
        </table:table-row>
        <table:table-row table:style-name="ro1">
          <table:table-cell table:style-name="ce57" office:value-type="string" calcext:value-type="string">
            <text:p>Scholar</text:p>
          </table:table-cell>
          <table:table-cell table:style-name="ce87" office:value-type="float" office:value="175" calcext:value-type="float">
            <text:p>175</text:p>
          </table:table-cell>
          <table:table-cell table:style-name="ce84"/>
          <table:table-cell table:style-name="ce96" table:formula="of:=125+65+35" office:value-type="float" office:value="225" calcext:value-type="float">
            <text:p>225</text:p>
          </table:table-cell>
          <table:table-cell table:style-name="ce84"/>
          <table:table-cell table:style-name="ce118" table:formula="of:=([.D41]/15)" office:value-type="float" office:value="15" calcext:value-type="float">
            <text:p>15</text:p>
          </table:table-cell>
          <table:table-cell table:style-name="ce126" table:formula="of:=(([.$A$2]+[.$B41]+([.$H$10]*30))*[.B$2]*[.C$2])/[.D$2]*(1+([.$H$14]/100))" office:value-type="float" office:value="906.711029748284" calcext:value-type="float">
            <text:p>907</text:p>
          </table:table-cell>
          <table:table-cell table:style-name="ce126" table:formula="of:=((([.$A$2]+[.$B41]+([.$H$10]*30))*[.B$2]*[.C$2])+((([.$A$2]+[.$B41]+([.$H$10]*30))*[.B$2]*[.C$2])*(1+(((IF([.E$2]+[.E41]+[.H$11]&lt;100;[.E$2]+[.E41]+[.H$11];100)))/100)*((1+([.F$2]+[.F41])/100)-1))))/[.D$2]*(1+([.$H$14]/100))" office:value-type="float" office:value="3088.93508046188" calcext:value-type="float">
            <text:p>3089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  <table:table-cell table:number-columns-repeated="16131"/>
        </table:table-row>
        <table:table-row table:style-name="ro1">
          <table:table-cell table:style-name="ce57" office:value-type="string" calcext:value-type="string">
            <text:p>Strength</text:p>
          </table:table-cell>
          <table:table-cell table:style-name="ce87" office:value-type="float" office:value="175" calcext:value-type="float">
            <text:p>175</text:p>
          </table:table-cell>
          <table:table-cell table:style-name="ce87" table:number-columns-repeated="4"/>
          <table:table-cell table:style-name="ce126" table:formula="of:=(([.$A$2]+[.$B42]+([.$H$10]*30))*[.B$2]*[.C$2])/[.D$2]*(1+([.$H$14]/100))" office:value-type="float" office:value="906.711029748284" calcext:value-type="float">
            <text:p>907</text:p>
          </table:table-cell>
          <table:table-cell table:style-name="ce126" table:formula="of:=((([.$A$2]+[.$B42]+([.$H$10]*30))*[.B$2]*[.C$2])+((([.$A$2]+[.$B42]+([.$H$10]*30))*[.B$2]*[.C$2])*(1+(((IF([.E$2]+[.E42]+[.H$11]&lt;100;[.E$2]+[.E42]+[.H$11];100)))/100)*((1+([.F$2]+[.F42])/100)-1))))/[.D$2]*(1+([.$H$14]/100))" office:value-type="float" office:value="3005.38619262572" calcext:value-type="float">
            <text:p>3005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  <table:table-cell table:number-columns-repeated="16131"/>
        </table:table-row>
        <table:table-row table:style-name="ro3" table:number-rows-repeated="2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number-columns-repeated="16372"/>
        </table:table-row>
        <table:table-row table:style-name="ro1">
          <table:table-cell table:style-name="ce69" office:value-type="string" calcext:value-type="string">
            <text:p>Consumables</text:p>
          </table:table-cell>
          <table:table-cell table:style-name="ce110" office:value-type="string" calcext:value-type="string">
            <text:p><text:a xlink:href="http://wiki.guildwars2.com/wiki/Consumables" xlink:type="simple">http://wiki.guildwars2.com/wiki/Consumables</text:a></text:p>
          </table:table-cell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16371"/>
        </table:table-row>
        <table:table-row table:style-name="ro1">
          <table:table-cell table:style-name="ce52" office:value-type="string" calcext:value-type="string">
            <text:p>Enhancements</text:p>
          </table:table-cell>
          <table:table-cell table:style-name="ce84" office:value-type="string" calcext:value-type="string">
            <text:p>Power</text:p>
          </table:table-cell>
          <table:table-cell table:style-name="ce84" office:value-type="string" calcext:value-type="string">
            <text:p>Precision</text:p>
          </table:table-cell>
          <table:table-cell table:style-name="ce84" office:value-type="string" calcext:value-type="string">
            <text:p>Ferocity</text:p>
          </table:table-cell>
          <table:table-cell table:style-name="ce161" office:value-type="string" calcext:value-type="string">
            <text:p>Crit %</text:p>
          </table:table-cell>
          <table:table-cell table:style-name="ce161" office:value-type="string" calcext:value-type="string">
            <text:p>Crit Dmg</text:p>
          </table:table-cell>
          <table:table-cell table:style-name="ce84"/>
          <table:table-cell table:style-name="ce52"/>
          <table:table-cell table:style-name="ce100" office:value-type="string" calcext:value-type="string">
            <text:p>Base Dmg</text:p>
          </table:table-cell>
          <table:table-cell table:style-name="ce100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14"/>
          <table:table-cell table:number-columns-repeated="16371"/>
        </table:table-row>
        <table:table-row table:style-name="ro1">
          <table:table-cell table:style-name="ce69" office:value-type="string" calcext:value-type="string">
            <text:p>Sharpening Stones</text:p>
          </table:table-cell>
          <table:table-cell table:style-name="ce57" table:number-columns-repeated="7"/>
          <table:table-cell table:style-name="ce182" table:number-columns-repeated="2"/>
          <table:table-cell table:style-name="ce139" table:formula="of:=MAX([.J48:.J52])" office:value-type="float" office:value="1813.42205949657" calcext:value-type="float">
            <text:p>1813</text:p>
          </table:table-cell>
          <table:table-cell table:style-name="ce151" table:formula="of:=COUNTIF([.J48:.J52];[.K47])" office:value-type="float" office:value="4" calcext:value-type="float">
            <text:p>4</text:p>
          </table:table-cell>
          <table:table-cell table:style-name="ce325"/>
          <table:table-cell table:number-columns-repeated="16371"/>
        </table:table-row>
        <table:table-row table:style-name="ro1">
          <table:table-cell table:style-name="ce70" office:value-type="string" calcext:value-type="string">
            <text:p>Potent Superior Sharpening Stone</text:p>
          </table:table-cell>
          <table:table-cell table:style-name="ce110" table:formula="of:=[.$A$2]+VLOOKUP([.$A$6];[.$A$33:.$J$42];2)" office:value-type="float" office:value="2557" calcext:value-type="float">
            <text:p>2557</text:p>
          </table:table-cell>
          <table:table-cell table:style-name="ce110" table:number-columns-repeated="6"/>
          <table:table-cell table:style-name="ce182" table:formula="of:=(([.B48]*[.$B$2]*[.$C$2])/[.$D$2])" office:value-type="float" office:value="906.711029748284" calcext:value-type="float">
            <text:p>907</text:p>
          </table:table-cell>
          <table:table-cell table:style-name="ce182" table:formula="of:=((([.B48]*[.$B$2]*[.$C$2])+(([.B48]*[.$B$2]*[.$C$2])*(1+([.F48]/100)*(1+([.G48]/100)-1))))/[.$D$2])*(1+([.$G$16]/100))" office:value-type="float" office:value="1813.42205949657" calcext:value-type="float">
            <text:p>1813</text:p>
          </table:table-cell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 office:value-type="string" calcext:value-type="string">
            <text:p>Ogre Sharpening Stone </text:p>
          </table:table-cell>
          <table:table-cell table:style-name="ce110" table:formula="of:=[.$A$2]+VLOOKUP([.$A$6];[.$A$33:.$J$42];2)" office:value-type="float" office:value="2557" calcext:value-type="float">
            <text:p>2557</text:p>
          </table:table-cell>
          <table:table-cell table:style-name="ce110" table:number-columns-repeated="6"/>
          <table:table-cell table:style-name="ce182" table:formula="of:=(([.B49]*[.$B$2]*[.$C$2])/[.$D$2])" office:value-type="float" office:value="906.711029748284" calcext:value-type="float">
            <text:p>907</text:p>
          </table:table-cell>
          <table:table-cell table:style-name="ce182" table:formula="of:=((([.B49]*[.$B$2]*[.$C$2])+(([.B49]*[.$B$2]*[.$C$2])*(1+([.F49]/100)*(1+([.G49]/100)-1))))/[.$D$2])*(1+([.$G$16]/100))" office:value-type="float" office:value="1813.42205949657" calcext:value-type="float">
            <text:p>1813</text:p>
          </table:table-cell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 office:value-type="string" calcext:value-type="string">
            <text:p>Superior Sharpening Stone</text:p>
          </table:table-cell>
          <table:table-cell table:style-name="ce110" table:formula="of:=[.$A$2]+VLOOKUP([.$A$6];[.$A$33:.$J$42];2)" office:value-type="float" office:value="2557" calcext:value-type="float">
            <text:p>2557</text:p>
          </table:table-cell>
          <table:table-cell table:style-name="ce110" table:number-columns-repeated="6"/>
          <table:table-cell table:style-name="ce182" table:formula="of:=(([.B50]*[.$B$2]*[.$C$2])/[.$D$2])" office:value-type="float" office:value="906.711029748284" calcext:value-type="float">
            <text:p>907</text:p>
          </table:table-cell>
          <table:table-cell table:style-name="ce182" table:formula="of:=((([.B50]*[.$B$2]*[.$C$2])+(([.B50]*[.$B$2]*[.$C$2])*(1+([.F50]/100)*(1+([.G50]/100)-1))))/[.$D$2])*(1+([.$G$16]/100))" office:value-type="float" office:value="1813.42205949657" calcext:value-type="float">
            <text:p>1813</text:p>
          </table:table-cell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57" office:value-type="string" calcext:value-type="string">
            <text:p>Tin of Fruitcake</text:p>
          </table:table-cell>
          <table:table-cell table:style-name="ce110" table:formula="of:=[.$A$2]+VLOOKUP([.$A$6];[.$A$33:.$J$42];2)" office:value-type="float" office:value="2557" calcext:value-type="float">
            <text:p>2557</text:p>
          </table:table-cell>
          <table:table-cell table:style-name="ce57" table:number-columns-repeated="6"/>
          <table:table-cell table:style-name="ce182" table:formula="of:=(([.B51]*[.$B$2]*[.$C$2])/[.$D$2])" office:value-type="float" office:value="906.711029748284" calcext:value-type="float">
            <text:p>907</text:p>
          </table:table-cell>
          <table:table-cell table:style-name="ce182" table:formula="of:=((([.B51]*[.$B$2]*[.$C$2])+(([.B51]*[.$B$2]*[.$C$2])*(1+([.F51]/100)*(1+([.G51]/100)-1))))/[.$D$2])*(1+([.$G$16]/100))" office:value-type="float" office:value="1813.42205949657" calcext:value-type="float">
            <text:p>1813</text:p>
          </table:table-cell>
          <table:table-cell table:style-name="ce57" table:number-columns-repeated="2"/>
          <table:table-cell table:style-name="ce14"/>
          <table:table-cell table:number-columns-repeated="16371"/>
        </table:table-row>
        <table:table-row table:style-name="ro1">
          <table:table-cell table:style-name="ce70" office:value-type="string" calcext:value-type="string">
            <text:p>Furious Sharpening Stone </text:p>
          </table:table-cell>
          <table:table-cell table:style-name="ce110" table:formula="of:=[.E2]" office:value-type="float" office:value="61.43" calcext:value-type="float">
            <text:p>61.43</text:p>
          </table:table-cell>
          <table:table-cell table:style-name="ce110"/>
          <table:table-cell table:style-name="ce110" table:formula="of:=[.E2]" office:value-type="float" office:value="61.43" calcext:value-type="float">
            <text:p>61.43</text:p>
          </table:table-cell>
          <table:table-cell table:style-name="ce110" table:number-columns-repeated="4"/>
          <table:table-cell table:style-name="ce182" table:formula="of:=(([.B52]*[.$B$2]*[.$C$2])/[.$D$2])" office:value-type="float" office:value="21.7830498855835" calcext:value-type="float">
            <text:p>22</text:p>
          </table:table-cell>
          <table:table-cell table:style-name="ce182" table:formula="of:=((([.B52]*[.$B$2]*[.$C$2])+(([.B52]*[.$B$2]*[.$C$2])*(1+([.F52]/100)*(1+([.G52]/100)-1))))/[.$D$2])*(1+([.$G$16]/100))" office:value-type="float" office:value="43.5660997711671" calcext:value-type="float">
            <text:p>44</text:p>
          </table:table-cell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/>
          <table:table-cell table:style-name="ce110" table:number-columns-repeated="7"/>
          <table:table-cell table:style-name="ce182" table:number-columns-repeated="2"/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/>
          <table:table-cell table:style-name="ce110" table:number-columns-repeated="11"/>
          <table:table-cell table:style-name="ce304"/>
          <table:table-cell table:number-columns-repeated="16371"/>
        </table:table-row>
        <table:table-row table:style-name="ro1">
          <table:table-cell table:style-name="ce69" office:value-type="string" calcext:value-type="string">
            <text:p>Nourishments</text:p>
          </table:table-cell>
          <table:table-cell table:style-name="ce84" office:value-type="string" calcext:value-type="string">
            <text:p>Power</text:p>
          </table:table-cell>
          <table:table-cell table:style-name="ce84" office:value-type="string" calcext:value-type="string">
            <text:p>Precision</text:p>
          </table:table-cell>
          <table:table-cell table:style-name="ce84" office:value-type="string" calcext:value-type="string">
            <text:p>Ferocity</text:p>
          </table:table-cell>
          <table:table-cell table:style-name="ce161" office:value-type="string" calcext:value-type="string">
            <text:p>Crit %</text:p>
          </table:table-cell>
          <table:table-cell table:style-name="ce161" office:value-type="string" calcext:value-type="string">
            <text:p>Crit Dmg</text:p>
          </table:table-cell>
          <table:table-cell table:style-name="ce84"/>
          <table:table-cell table:style-name="ce52"/>
          <table:table-cell table:style-name="ce100" office:value-type="string" calcext:value-type="string">
            <text:p>Base Dmg</text:p>
          </table:table-cell>
          <table:table-cell table:style-name="ce100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304"/>
          <table:table-cell table:number-columns-repeated="16371"/>
        </table:table-row>
        <table:table-row table:style-name="ro1">
          <table:table-cell table:style-name="ce69" office:value-type="string" calcext:value-type="string">
            <text:p>Power Food</text:p>
          </table:table-cell>
          <table:table-cell table:style-name="ce110" table:number-columns-repeated="7"/>
          <table:table-cell table:style-name="ce182" table:number-columns-repeated="2"/>
          <table:table-cell table:style-name="ce139" table:formula="of:=MAX([.J62:.J64])" office:value-type="float" office:value="70.9199084668192" calcext:value-type="float">
            <text:p>71</text:p>
          </table:table-cell>
          <table:table-cell table:style-name="ce151" table:formula="of:=COUNTIF([.J57:.J64];[.K56])" office:value-type="float" office:value="3" calcext:value-type="float">
            <text:p>3</text:p>
          </table:table-cell>
          <table:table-cell table:style-name="ce304"/>
          <table:table-cell table:number-columns-repeated="16371"/>
        </table:table-row>
        <table:table-row table:style-name="ro1">
          <table:table-cell table:style-name="ce73" office:value-type="string" calcext:value-type="string">
            <text:p>Plate of Jerk Poultry</text:p>
          </table:table-cell>
          <table:table-cell table:style-name="ce110" office:value-type="float" office:value="150" calcext:value-type="float">
            <text:p>150</text:p>
          </table:table-cell>
          <table:table-cell table:style-name="ce110" table:number-columns-repeated="6"/>
          <table:table-cell table:style-name="ce182" table:formula="of:=(([.B57]*[.$B$2]*[.$C$2])/[.$D$2])" office:value-type="float" office:value="53.1899313501144" calcext:value-type="float">
            <text:p>53</text:p>
          </table:table-cell>
          <table:table-cell table:style-name="ce182" table:formula="of:=((([.B57]*[.$B$2]*[.$C$2])+(([.B57]*[.$B$2]*[.$C$2])*(1+([.F57]/100)*(1+([.G57]/100)-1))))/[.$D$2])*(1+([.$G$16]/100))" office:value-type="float" office:value="106.379862700229" calcext:value-type="float">
            <text:p>106</text:p>
          </table:table-cell>
          <table:table-cell table:style-name="ce57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3" office:value-type="string" calcext:value-type="string">
            <text:p>Block of Tofu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table:number-columns-repeated="4"/>
          <table:table-cell table:style-name="ce182" table:formula="of:=(([.B58]*[.$B$2]*[.$C$2])/[.$D$2])" office:value-type="float" office:value="35.4599542334096" calcext:value-type="float">
            <text:p>35</text:p>
          </table:table-cell>
          <table:table-cell table:style-name="ce182" table:formula="of:=((([.B58]*[.$B$2]*[.$C$2])+(([.B58]*[.$B$2]*[.$C$2])*(1+([.F58]/100)*(1+([.G58]/100)-1))))/[.$D$2])*(1+([.$G$16]/100))" office:value-type="float" office:value="70.9199084668192" calcext:value-type="float">
            <text:p>71</text:p>
          </table:table-cell>
          <table:table-cell table:style-name="ce57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3" office:value-type="string" calcext:value-type="string">
            <text:p>Carrot Souffle</text:p>
          </table:table-cell>
          <table:table-cell table:style-name="ce110" office:value-type="float" office:value="200" calcext:value-type="float">
            <text:p>200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82" table:formula="of:=(([.B59]*[.$B$2]*[.$C$2])/[.$D$2])" office:value-type="float" office:value="70.9199084668192" calcext:value-type="float">
            <text:p>71</text:p>
          </table:table-cell>
          <table:table-cell table:style-name="ce182" table:formula="of:=((([.B59]*[.$B$2]*[.$C$2])+(([.B59]*[.$B$2]*[.$C$2])*(1+([.F59]/100)*(1+([.G59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3" office:value-type="string" calcext:value-type="string">
            <text:p>Plate of Truffle Steak Dinner</text:p>
          </table:table-cell>
          <table:table-cell table:style-name="ce110" office:value-type="float" office:value="200" calcext:value-type="float">
            <text:p>200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82" table:formula="of:=(([.B60]*[.$B$2]*[.$C$2])/[.$D$2])" office:value-type="float" office:value="70.9199084668192" calcext:value-type="float">
            <text:p>71</text:p>
          </table:table-cell>
          <table:table-cell table:style-name="ce182" table:formula="of:=((([.B60]*[.$B$2]*[.$C$2])+(([.B60]*[.$B$2]*[.$C$2])*(1+([.F60]/100)*(1+([.G60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3" office:value-type="string" calcext:value-type="string">
            <text:p>Dragon’s Breath Bun</text:p>
          </table:table-cell>
          <table:table-cell table:style-name="ce110" office:value-type="float" office:value="200" calcext:value-type="float">
            <text:p>200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82" table:formula="of:=(([.B61]*[.$B$2]*[.$C$2])/[.$D$2])" office:value-type="float" office:value="70.9199084668192" calcext:value-type="float">
            <text:p>71</text:p>
          </table:table-cell>
          <table:table-cell table:style-name="ce182" table:formula="of:=((([.B61]*[.$B$2]*[.$C$2])+(([.B61]*[.$B$2]*[.$C$2])*(1+([.F61]/100)*(1+([.G61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 office:value-type="string" calcext:value-type="string">
            <text:p>Plate of Truffle Steak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5"/>
          <table:table-cell table:style-name="ce182" table:formula="of:=(([.B62]*[.$B$2]*[.$C$2])/[.$D$2])" office:value-type="float" office:value="35.4599542334096" calcext:value-type="float">
            <text:p>35</text:p>
          </table:table-cell>
          <table:table-cell table:style-name="ce182" table:formula="of:=((([.B62]*[.$B$2]*[.$C$2])+(([.B62]*[.$B$2]*[.$C$2])*(1+([.F62]/100)*(1+([.G62]/100)-1))))/[.$D$2])*(1+([.$G$16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 office:value-type="string" calcext:value-type="string">
            <text:p>Plate of Steak and Asparagus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table:number-columns-repeated="5"/>
          <table:table-cell table:style-name="ce182" table:formula="of:=(([.B63]*[.$B$2]*[.$C$2])/[.$D$2])" office:value-type="float" office:value="28.3679633867277" calcext:value-type="float">
            <text:p>28</text:p>
          </table:table-cell>
          <table:table-cell table:style-name="ce182" table:formula="of:=((([.B63]*[.$B$2]*[.$C$2])+(([.B63]*[.$B$2]*[.$C$2])*(1+([.F63]/100)*(1+([.G63]/100)-1))))/[.$D$2])*(1+([.$G$16]/100))" office:value-type="float" office:value="56.7359267734554" calcext:value-type="float">
            <text:p>57</text:p>
          </table:table-cell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 office:value-type="string" calcext:value-type="string">
            <text:p>Bowl of Sweet and Spicy Butternut Squash Soup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82" table:formula="of:=(([.B64]*[.$B$2]*[.$C$2])/[.$D$2])" office:value-type="float" office:value="35.4599542334096" calcext:value-type="float">
            <text:p>35</text:p>
          </table:table-cell>
          <table:table-cell table:style-name="ce182" table:formula="of:=((([.B64]*[.$B$2]*[.$C$2])+(([.B64]*[.$B$2]*[.$C$2])*(1+([.F64]/100)*(1+([.G64]/100)-1))))/[.$D$2])*(1+([.$G$16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70"/>
          <table:table-cell table:style-name="ce57" table:number-columns-repeated="7"/>
          <table:table-cell table:style-name="ce110" table:number-columns-repeated="2"/>
          <table:table-cell table:style-name="ce57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291"/>
          <table:table-cell table:style-name="ce304" table:number-columns-repeated="7"/>
          <table:table-cell table:style-name="ce78"/>
          <table:table-cell table:style-name="ce322"/>
          <table:table-cell table:style-name="ce298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14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16371"/>
        </table:table-row>
        <table:table-row table:style-name="ro1" table:number-rows-repeated="2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14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16371"/>
        </table:table-row>
        <table:table-row table:style-name="ro1">
          <table:table-cell table:style-name="ce257"/>
          <table:table-cell table:style-name="ce304" table:number-columns-repeated="9"/>
          <table:table-cell table:style-name="ce14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291"/>
          <table:table-cell table:style-name="ce304" table:number-columns-repeated="7"/>
          <table:table-cell table:style-name="ce78" table:number-columns-repeated="2"/>
          <table:table-cell table:style-name="ce298" table:number-columns-repeated="2"/>
          <table:table-cell table:style-name="ce304"/>
          <table:table-cell table:number-columns-repeated="16371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16371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16371"/>
        </table:table-row>
        <table:table-row table:style-name="ro3">
          <table:table-cell table:style-name="ce106"/>
          <table:table-cell table:style-name="ce153" table:number-columns-repeated="12"/>
          <table:table-cell table:number-columns-repeated="16371"/>
        </table:table-row>
        <table:table-row table:style-name="ro3">
          <table:table-cell table:style-name="ce106"/>
          <table:table-cell table:style-name="ce175"/>
          <table:table-cell table:style-name="ce153" table:number-columns-repeated="11"/>
          <table:table-cell table:number-columns-repeated="16371"/>
        </table:table-row>
        <table:table-row table:style-name="ro3">
          <table:table-cell/>
          <table:table-cell table:style-name="ce55" table:number-columns-repeated="2"/>
          <table:table-cell table:number-columns-repeated="5"/>
          <table:table-cell table:style-name="Default"/>
          <table:table-cell table:style-name="ce55"/>
          <table:table-cell table:number-columns-repeated="16374"/>
        </table:table-row>
        <table:table-row table:style-name="ro3">
          <table:table-cell table:number-columns-repeated="8"/>
          <table:table-cell table:style-name="Default"/>
          <table:table-cell table:number-columns-repeated="16375"/>
        </table:table-row>
        <table:table-row table:style-name="ro3">
          <table:table-cell/>
          <table:table-cell table:style-name="ce55" table:number-columns-repeated="2"/>
          <table:table-cell table:number-columns-repeated="5"/>
          <table:table-cell table:style-name="Default"/>
          <table:table-cell table:style-name="ce55"/>
          <table:table-cell table:number-columns-repeated="16374"/>
        </table:table-row>
        <table:table-row table:style-name="ro3" table:number-rows-repeated="14">
          <table:table-cell table:number-columns-repeated="8"/>
          <table:table-cell table:style-name="Default"/>
          <table:table-cell table:number-columns-repeated="16375"/>
        </table:table-row>
        <table:table-row table:style-name="ro3">
          <table:table-cell table:style-name="ce3"/>
          <table:table-cell table:style-name="ce54" table:number-columns-repeated="7"/>
          <table:table-cell table:style-name="ce3"/>
          <table:table-cell table:style-name="ce54"/>
          <table:table-cell table:style-name="ce3" table:number-columns-repeated="2"/>
          <table:table-cell table:number-columns-repeated="1637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3">
          <table:table-cell/>
          <table:table-cell table:style-name="ce55" table:number-columns-repeated="7"/>
          <table:table-cell table:style-name="Default"/>
          <table:table-cell table:style-name="ce55"/>
          <table:table-cell table:number-columns-repeated="16374"/>
        </table:table-row>
        <table:table-row table:style-name="ro3">
          <table:table-cell table:number-columns-repeated="8"/>
          <table:table-cell table:style-name="Default"/>
          <table:table-cell table:number-columns-repeated="16375"/>
        </table:table-row>
        <table:table-row table:style-name="ro3">
          <table:table-cell/>
          <table:table-cell table:style-name="ce55" table:number-columns-repeated="7"/>
          <table:table-cell table:style-name="Default"/>
          <table:table-cell table:style-name="ce55"/>
          <table:table-cell table:number-columns-repeated="16374"/>
        </table:table-row>
        <table:table-row table:style-name="ro3" table:number-rows-repeated="4">
          <table:table-cell table:number-columns-repeated="8"/>
          <table:table-cell table:style-name="Default"/>
          <table:table-cell table:number-columns-repeated="16375"/>
        </table:table-row>
        <table:table-row table:style-name="ro3">
          <table:table-cell table:style-name="ce3"/>
          <table:table-cell table:style-name="ce54" table:number-columns-repeated="5"/>
          <table:table-cell table:style-name="ce3" table:number-columns-repeated="3"/>
          <table:table-cell table:style-name="ce54"/>
          <table:table-cell table:style-name="ce3" table:number-columns-repeated="2"/>
          <table:table-cell table:number-columns-repeated="1637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3">
          <table:table-cell/>
          <table:table-cell table:style-name="ce55" table:number-columns-repeated="5"/>
          <table:table-cell table:number-columns-repeated="2"/>
          <table:table-cell table:style-name="Default"/>
          <table:table-cell table:style-name="ce55"/>
          <table:table-cell table:number-columns-repeated="16374"/>
        </table:table-row>
        <table:table-row table:style-name="ro3">
          <table:table-cell table:number-columns-repeated="8"/>
          <table:table-cell table:style-name="Default"/>
          <table:table-cell table:number-columns-repeated="16375"/>
        </table:table-row>
        <table:table-row table:style-name="ro3">
          <table:table-cell/>
          <table:table-cell table:style-name="ce55" table:number-columns-repeated="5"/>
          <table:table-cell table:number-columns-repeated="2"/>
          <table:table-cell table:style-name="Default"/>
          <table:table-cell table:style-name="ce55"/>
          <table:table-cell table:number-columns-repeated="16374"/>
        </table:table-row>
      </table:table>
      <table:named-expressions/>
      <table:database-ranges>
        <table:database-range table:name="__Anonymous_Sheet_DB__1" table:target-range-address="'Simple DPS Calc'.A33:'Simple DPS Calc'.XFD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Lucida Sans Unicode" style:font-family-asian="'Lucida Sans Unicode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46:38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30T12:34:12</meta:creation-date>
    <dc:language>en</dc:language>
    <meta:editing-cycles>579</meta:editing-cycles>
    <meta:editing-duration>P4DT21H16M6S</meta:editing-duration>
    <meta:generator>LibreOffice/7.5.7.1$Windows_X86_64 LibreOffice_project/47eb0cf7efbacdee9b19ae25d6752381ede23126</meta:generator>
    <dc:date>2023-11-14T12:28:33.131000000</dc:date>
    <meta:document-statistic meta:table-count="2" meta:cell-count="218" meta:object-count="0"/>
  </office:meta>
</office:document-meta>
</file>